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Heading1" style:family="paragraph">
      <style:text-properties style:use-window-font-color="true"/>
    </style:style>
    <style:style style:name="P3" style:parent-style-name="Heading1" style:family="paragraph">
      <style:text-properties style:use-window-font-color="true"/>
    </style:style>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Heading1" style:family="paragraph">
      <style:text-properties style:use-window-font-color="true"/>
    </style:style>
  </office:automatic-styles>
  <office:body>
    <office:text text:use-soft-page-breaks="true">
      <text:p text:style-name="P1">Participant information</text:p>
      <text:h text:style-name="P2" text:outline-level="1">The project</text:h>
      <text:p text:style-name="Normal">Our project is to design and develop a phone application to be used by parents of preterm infants. <text:s/>This project has been undertaken with great<text:s/>care, due to the medical nature of the applications usage. Our aims are to create a helpful and unique piece of software, which can aide our users by providing them with a collection information regarding preterm infants and their care.<text:s/>All relevant ethics processes have been completed by the group, ensuring our project is held to the highest standards of protection in all areas.<text:s/></text:p>
      <text:p text:style-name="Normal">We are looking for<text:s/>participants to trial the application that we have created so that we can gain feedback and improve the software. We would like to hear about your experience in using the software, including, but not limited to, features that you liked or disliked, any problems you found while using the application, whether or not you could find everything you were looking for. You will not be required to use any part of the app specifically, but rather are free to use or not use any feature that you like, as you would in normal circumstance.<text:s/></text:p>
      <text:h text:style-name="P3" text:outline-level="1">Your rights</text:h>
      <text:p text:style-name="Normal">As a participant you, and your data, must be protected and there are safeguards in place to ensure that protection.<text:s/></text:p>
      <text:list text:style-name="LFO1" text:continue-numbering="true">
        <text:list-item>
          <text:p text:style-name="P4">You have the right to withdraw participation at any time, with no penalty, and all relevant data can be erased</text:p>
        </text:list-item>
        <text:list-item>
          <text:p text:style-name="P5">You have the right to refuse or agree to sharing any particular type(s)<text:s/>of information</text:p>
        </text:list-item>
        <text:list-item>
          <text:p text:style-name="P6">You have the right to decline to participate in the study, with no reason required<text:s/></text:p>
        </text:list-item>
        <text:list-item>
          <text:p text:style-name="P7">You have the right to receive the data collected that is relevant to you, at request</text:p>
        </text:list-item>
      </text:list>
      <text:h text:style-name="P8" text:outline-level="1">Your information</text:h>
      <text:p text:style-name="Normal">Your information will be protected, any data that is collected will be anonymised and securely stored, and no information regarding children will be collected for research purposes. The only data we will collect for the study, is a log of which features were used and any feedback volunteered.<text:s/>No medical data will be collected for research purposes during this study.</text:p>
      <text:p text:style-name="Normal">Any other information, such as login data related to your account or any data you provide using the baby data features will also be stored anonymously and securely but will not be<text:s/>used for research purposes.</text:p>
      <text:p text:style-name="Normal">Your information will remain your possession and you can choose to withdraw it at any time, there are no penalties or incursions for withdrawing nor would you need to provide a reason for your choice. The only people who have access to your data are the group members, and the group supervisor.<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 Allison</meta:initial-creator>
    <dc:creator>Sam Allison</dc:creator>
    <meta:creation-date>2015-12-10T13:31:00Z</meta:creation-date>
    <dc:date>2015-12-11T09:46:00Z</dc:date>
    <meta:template xlink:href="Normal" xlink:type="simple"/>
    <meta:editing-cycles>7</meta:editing-cycles>
    <meta:editing-duration>PT4020S</meta:editing-duration>
    <meta:document-statistic meta:page-count="1" meta:paragraph-count="4" meta:word-count="373" meta:character-count="2498" meta:row-count="17" meta:non-whitespace-character-count="2129"/>
  </office:meta>
</office:document-meta>
</file>